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12000027110000235A82534145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4cm" svg:stroke-color="#800000" draw:textarea-horizontal-align="center" draw:textarea-vertical-align="middle" fo:padding-top="0.145cm" fo:padding-bottom="0.145cm" fo:padding-left="0.27cm" fo:padding-right="0.27cm"/>
    </style:style>
    <style:style style:name="gr6" style:family="graphic" style:parent-style-name="standard">
      <style:graphic-properties svg:stroke-width="0.04cm" svg:stroke-color="#000000" draw:textarea-horizontal-align="center" draw:textarea-vertical-align="middle" fo:padding-top="0.145cm" fo:padding-bottom="0.145cm" fo:padding-left="0.27cm" fo:padding-right="0.27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4cm" draw:marker-start-width="0.26cm" draw:marker-end-width="0.26cm" draw:textarea-horizontal-align="center" draw:textarea-vertical-align="middle" fo:padding-top="0.145cm" fo:padding-bottom="0.145cm" fo:padding-left="0.27cm" fo:padding-right="0.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1cm" fo:min-width="0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dd4814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cm" fo:min-width="2.4cm"/>
    </style:style>
    <style:style style:name="gr1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8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gr19" style:family="graphic" style:parent-style-name="standard">
      <style:graphic-properties svg:stroke-width="0.02cm" draw:marker-start-width="0.23cm" draw:marker-end-width="0.23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20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21" style:family="graphic" style:parent-style-name="standard">
      <style:graphic-properties svg:stroke-width="0.02cm" draw:marker-start-width="0.2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22" style:family="graphic" style:parent-style-name="standard">
      <style:graphic-properties svg:stroke-color="#000000" draw:fill="solid" draw:fill-color="#666666" draw:textarea-horizontal-align="justify" draw:textarea-vertical-align="middle" draw:auto-grow-height="false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4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25" style:family="graphic" style:parent-style-name="objectwithoutfill">
      <style:graphic-properties svg:stroke-width="0.02cm" draw:marker-start-width="0.23cm" draw:marker-end-width="0.23cm" draw:fill="none" draw:textarea-horizontal-align="center" draw:textarea-vertical-align="middle" fo:padding-top="0.135cm" fo:padding-bottom="0.135cm" fo:padding-left="0.26cm" fo:padding-right="0.26cm"/>
    </style:style>
    <style:style style:name="gr26" style:family="graphic" style:parent-style-name="objectwithoutfill">
      <style:graphic-properties svg:stroke-width="0.02cm" draw:fill="none" draw:textarea-horizontal-align="center" draw:textarea-vertical-align="middle" fo:padding-top="0.135cm" fo:padding-bottom="0.135cm" fo:padding-left="0.26cm" fo:padding-right="0.26cm"/>
    </style:style>
    <style:style style:name="gr27" style:family="graphic" style:parent-style-name="objectwithoutfill">
      <style:graphic-properties svg:stroke-width="0.02cm" svg:stroke-color="#dd4814" draw:fill="none" draw:textarea-horizontal-align="center" draw:textarea-vertical-align="middle" fo:padding-top="0.135cm" fo:padding-bottom="0.135cm" fo:padding-left="0.26cm" fo:padding-right="0.26cm"/>
    </style:style>
    <style:style style:name="gr28" style:family="graphic" style:parent-style-name="standard">
      <style:graphic-properties svg:stroke-width="0.02cm" svg:stroke-color="#ff0000" draw:marker-start-width="0.17cm" draw:marker-end-width="0.17cm" draw:textarea-horizontal-align="center" draw:textarea-vertical-align="middle" fo:padding-top="0.135cm" fo:padding-bottom="0.135cm" fo:padding-left="0.26cm" fo:padding-right="0.26cm"/>
    </style:style>
    <style:style style:name="gr29" style:family="graphic" style:parent-style-name="standard">
      <style:graphic-properties svg:stroke-width="0.02cm" svg:stroke-color="#0000ff" draw:marker-start-width="0.17cm" draw:marker-end-width="0.17cm" draw:textarea-horizontal-align="center" draw:textarea-vertical-align="middle" fo:padding-top="0.135cm" fo:padding-bottom="0.135cm" fo:padding-left="0.26cm" fo:padding-right="0.26cm"/>
    </style:style>
    <style:style style:name="gr30" style:family="graphic" style:parent-style-name="standard">
      <style:graphic-properties draw:stroke="solid" svg:stroke-width="0.01cm" svg:stroke-color="#000000" draw:marker-start-width="0.215cm" draw:marker-end-width="0.215cm" draw:fill="none" draw:fill-color="#ffffff" draw:textarea-horizontal-align="left" draw:auto-grow-height="true" draw:auto-grow-width="true" fo:min-height="0.44cm" fo:min-width="5.343cm" fo:padding-top="0.08cm" fo:padding-bottom="0.08cm" fo:padding-left="0.205cm" fo:padding-right="0.20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4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582cm"/>
    </style:style>
    <style:style style:name="gr33" style:family="graphic" style:parent-style-name="standard">
      <style:graphic-properties draw:stroke="solid" svg:stroke-width="0.01cm" svg:stroke-color="#000000" draw:marker-start-width="0.215cm" draw:marker-end-width="0.215cm" draw:fill="none" draw:fill-color="#ffffff" draw:textarea-horizontal-align="left" draw:auto-grow-height="true" draw:auto-grow-width="true" fo:min-height="0.04cm" fo:min-width="9.19cm" fo:padding-top="0.08cm" fo:padding-bottom="0.08cm" fo:padding-left="0.205cm" fo:padding-right="0.205cm"/>
    </style:style>
    <style:style style:name="gr34" style:family="graphic" style:parent-style-name="standard">
      <style:graphic-properties draw:stroke="dash" draw:stroke-dash="Fine_20_Dashed_20__28_var_29_" draw:fill="solid" draw:fill-color="#b3b3b3" draw:textarea-horizontal-align="justify" draw:textarea-vertical-align="middle" draw:auto-grow-height="false"/>
    </style:style>
    <style:style style:name="gr35" style:family="graphic" style:parent-style-name="standard">
      <style:graphic-properties draw:stroke="dash" draw:stroke-dash="Fine_20_Dashed_20__28_var_29_" draw:fill="solid" draw:fill-color="#666666" draw:textarea-horizontal-align="justify" draw:textarea-vertical-align="middle" draw:auto-grow-height="false"/>
    </style:style>
    <style:style style:name="gr36" style:family="graphic" style:parent-style-name="standard">
      <style:graphic-properties draw:stroke="dash" draw:stroke-dash="Fine_20_Dashed_20__28_var_29_" draw:fill="solid" draw:fill-color="#dd4814" draw:textarea-horizontal-align="justify" draw:textarea-vertical-align="middle" draw:auto-grow-height="false"/>
    </style:style>
    <style:style style:name="gr37" style:family="graphic" style:parent-style-name="standard">
      <style:graphic-properties draw:stroke="dash" draw:stroke-dash="Fine_20_Dashed_20__28_var_29_" draw:fill="solid" draw:fill-color="#999999" draw:textarea-horizontal-align="justify" draw:textarea-vertical-align="middle" draw:auto-grow-height="false"/>
    </style:style>
    <style:style style:name="gr38" style:family="graphic" style:parent-style-name="standard">
      <style:graphic-properties draw:stroke="dash" draw:stroke-dash="Fine_20_Dashed_20__28_var_29_" draw:fill="solid" draw:fill-color="#0000ff" draw:textarea-horizontal-align="justify" draw:textarea-vertical-align="middle" draw:auto-grow-height="false"/>
    </style:style>
    <style:style style:name="gr39" style:family="graphic" style:parent-style-name="standard">
      <style:graphic-properties draw:stroke="dash" draw:stroke-dash="Fine_20_Dashed_20__28_var_29_" draw:fill="solid" draw:fill-color="#8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9cm" svg:height="0.6cm" svg:x="17cm" svg:y="5.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5cm" svg:height="2cm" svg:x="17.7cm" svg:y="3.8cm">
            <text:p/>
            <draw:enhanced-geometry svg:viewBox="0 0 88 21600" draw:glue-points="44 ?f6 44 0 0 10800 44 21600 88 10800" draw:text-areas="0 ?f6 88 ?f3" draw:type="can" draw:modifiers="6336.4317841079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" draw:text-style-name="P1" draw:layer="layout" svg:width="0.3cm" svg:height="0.8cm" svg:x="18.3cm" svg:y="3.4cm">
            <text:p/>
            <draw:enhanced-geometry svg:viewBox="0 0 88 21600" draw:mirror-horizontal="false" draw:mirror-vertical="false" draw:glue-points="44 ?f6 44 0 0 10800 44 21600 88 10800" draw:text-areas="0 ?f6 88 ?f3" draw:type="can" draw:modifiers="6336.4317841079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" draw:layer="layout" svg:width="1.031cm" svg:height="0.962cm" svg:x="17.969cm" svg:y="4.437cm">
            <draw:text-box>
              <text:p>M</text:p>
            </draw:text-box>
          </draw:frame>
        </draw:g>
        <draw:frame draw:style-name="gr4" draw:text-style-name="P2" draw:layer="layout" svg:width="4.719cm" svg:height="0.806cm" draw:transform="rotate (0.488692190558412) translate (19.155cm 6.188cm)">
          <draw:text-box>
            <text:p><text:span text:style-name="T1"><text:s/></text:span><text:span text:style-name="T1">6 x MYO-Ganglion</text:span></text:p>
          </draw:text-box>
        </draw:frame>
        <draw:g>
          <draw:custom-shape draw:style-name="gr1" draw:text-style-name="P1" draw:layer="layout" svg:width="2.9cm" svg:height="0.6cm" svg:x="10.5cm" svg:y="3.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5cm" svg:height="2cm" svg:x="11.2cm" svg:y="2.3cm">
            <text:p/>
            <draw:enhanced-geometry svg:viewBox="0 0 88 21600" draw:glue-points="44 ?f6 44 0 0 10800 44 21600 88 10800" draw:text-areas="0 ?f6 88 ?f3" draw:type="can" draw:modifiers="6336.4317841079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" draw:text-style-name="P1" draw:layer="layout" svg:width="0.3cm" svg:height="0.8cm" svg:x="11.8cm" svg:y="1.9cm">
            <text:p/>
            <draw:enhanced-geometry svg:viewBox="0 0 88 21600" draw:mirror-horizontal="false" draw:mirror-vertical="false" draw:glue-points="44 ?f6 44 0 0 10800 44 21600 88 10800" draw:text-areas="0 ?f6 88 ?f3" draw:type="can" draw:modifiers="6336.4317841079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" draw:layer="layout" svg:width="1.031cm" svg:height="0.962cm" svg:x="11.469cm" svg:y="2.937cm">
            <draw:text-box>
              <text:p>M</text:p>
            </draw:text-box>
          </draw:frame>
        </draw:g>
        <draw:line draw:style-name="gr5" draw:text-style-name="P1" draw:layer="layout" svg:x1="11cm" svg:y1="8.3cm" svg:x2="5cm" svg:y2="8.3cm">
          <text:p/>
        </draw:line>
        <draw:line draw:style-name="gr6" draw:text-style-name="P1" draw:layer="layout" svg:x1="6.2cm" svg:y1="8.5cm" svg:x2="10.7cm" svg:y2="8.5cm">
          <text:p/>
        </draw:line>
        <draw:line draw:style-name="gr6" draw:text-style-name="P1" draw:layer="layout" svg:x1="13.3cm" svg:y1="8.5cm" svg:x2="17cm" svg:y2="8.5cm">
          <text:p/>
        </draw:line>
        <draw:frame draw:style-name="gr7" draw:text-style-name="P1" draw:layer="layout" svg:width="3.159cm" svg:height="2.859cm" svg:x="1.8cm" svg:y="6.541cm">
          <draw:image xlink:href="Pictures/20000012000027110000235A82534145.svm" xlink:type="simple" xlink:show="embed" xlink:actuate="onLoad">
            <text:p/>
          </draw:image>
        </draw:frame>
        <draw:line draw:style-name="gr8" draw:text-style-name="P1" draw:layer="layout" svg:x1="6.2cm" svg:y1="8.9cm" svg:x2="6.2cm" svg:y2="8.5cm">
          <text:p/>
        </draw:line>
        <draw:custom-shape draw:style-name="gr3" draw:text-style-name="P1" draw:layer="layout" svg:width="1.4cm" svg:height="0.7cm" svg:x="5.5cm" svg:y="8.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text-style-name="P2" draw:layer="layout" svg:width="2.318cm" svg:height="0.806cm" svg:x="2.2cm" svg:y="5.9cm">
          <draw:text-box>
            <text:p><text:span text:style-name="T1">MYODE</text:span></text:p>
          </draw:text-box>
        </draw:frame>
        <draw:frame draw:style-name="gr4" draw:text-style-name="P2" draw:layer="layout" svg:width="1.522cm" svg:height="0.806cm" svg:x="5.378cm" svg:y="8.894cm">
          <draw:text-box>
            <text:p><text:span text:style-name="T1">24 V</text:span></text:p>
          </draw:text-box>
        </draw:frame>
        <draw:frame draw:style-name="gr4" draw:text-style-name="P2" draw:layer="layout" svg:width="2.318cm" svg:height="0.806cm" svg:x="2.2cm" svg:y="5.9cm">
          <draw:text-box>
            <text:p><text:span text:style-name="T1">MYODE</text:span></text:p>
          </draw:text-box>
        </draw:frame>
        <draw:frame draw:style-name="gr4" draw:text-style-name="P3" draw:layer="layout" svg:width="6.797cm" svg:height="0.725cm" svg:x="4.503cm" svg:y="7.4cm">
          <draw:text-box>
            <text:p><text:span text:style-name="T2">high-level bus (FlexRay 10Mbit/s)</text:span></text:p>
          </draw:text-box>
        </draw:frame>
        <draw:frame draw:style-name="gr9" draw:text-style-name="P4" draw:layer="layout" svg:width="1.937cm" svg:height="1.861cm" svg:x="4.8cm" svg:y="9.5cm">
          <draw:text-box>
            <text:p text:style-name="P1"><text:span text:style-name="T1">24 V </text:span></text:p>
            <text:p text:style-name="P1"><text:span text:style-name="T1">supply</text:span></text:p>
          </draw:text-box>
        </draw:frame>
        <draw:line draw:style-name="gr10" draw:text-style-name="P1" draw:layer="layout" svg:x1="8cm" svg:y1="9.5cm" svg:x2="8cm" svg:y2="8.6cm">
          <text:p/>
        </draw:line>
        <draw:g>
          <draw:custom-shape draw:style-name="gr11" draw:text-style-name="P1" draw:layer="layout" svg:width="3.4cm" svg:height="0.7cm" svg:x="10.3cm" svg:y="8.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1.1cm" svg:height="0.2cm" svg:x="10.6cm" svg:y="8.5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" draw:text-style-name="P1" draw:layer="layout" svg:width="1.1cm" svg:height="0.2cm" svg:x="11cm" svg:y="8.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1" draw:layer="layout" svg:width="1.1cm" svg:height="0.2cm" svg:x="12.1cm" svg:y="8.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1" draw:layer="layout" svg:width="1.1cm" svg:height="0.2cm" svg:x="11.8cm" svg:y="8.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0.7cm" svg:height="0.4cm" svg:x="13cm" svg:y="8.2cm">
            <text:p/>
            <draw:enhanced-geometry svg:viewBox="0 0 21600 21600" draw:glue-points="?f6 0 10800 ?f8 ?f11 10800 ?f9 21600 10800 ?f10 ?f5 10800" draw:text-areas="?f3 ?f3 ?f4 ?f4" draw:type="parallelogram" draw:modifiers="15375.748930099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" draw:text-style-name="P1" draw:layer="layout" svg:width="0.7cm" svg:height="0.4cm" svg:x="10.4cm" svg:y="8.2cm">
            <text:p/>
            <draw:enhanced-geometry svg:viewBox="0 0 21600 21600" draw:glue-points="?f6 0 10800 ?f8 ?f11 10800 ?f9 21600 10800 ?f10 ?f5 10800" draw:text-areas="?f3 ?f3 ?f4 ?f4" draw:type="parallelogram" draw:modifiers="15375.748930099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frame draw:style-name="gr16" draw:text-style-name="P5" draw:layer="layout" svg:width="3.376cm" svg:height="1.433cm" svg:x="8.4cm" svg:y="4.667cm">
          <draw:text-box>
            <text:p><text:span text:style-name="T3">4 x <text:s/>MYO-Muscles</text:span></text:p>
            <text:p><text:span text:style-name="T3">SPI,2 Mbit/s</text:span></text:p>
            <text:p><text:span text:style-name="T3">and 24V supply</text:span></text:p>
          </draw:text-box>
        </draw:frame>
        <draw:g>
          <draw:custom-shape draw:style-name="gr17" draw:text-style-name="P1" draw:layer="layout" svg:width="2.9cm" svg:height="0.6cm" svg:x="9cm" svg:y="1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rect draw:style-name="gr18" draw:text-style-name="P1" draw:layer="layout" svg:width="1.1cm" svg:height="1.4cm" svg:x="10cm" svg:y="9.8cm">
              <text:p/>
            </draw:rect>
            <draw:rect draw:style-name="gr19" draw:text-style-name="P1" draw:layer="layout" svg:width="0.189cm" svg:height="0.712cm" svg:x="10.2cm" svg:y="10.1cm">
              <text:p/>
            </draw:rect>
            <draw:line draw:style-name="gr20" draw:text-style-name="P1" xml:id="id1" draw:id="id1" draw:layer="layout" svg:x1="10.305cm" svg:y1="10.813cm" svg:x2="10.305cm" svg:y2="11cm">
              <text:p/>
            </draw:line>
            <draw:connector draw:style-name="gr20" draw:text-style-name="P1" draw:layer="layout" svg:x1="10.305cm" svg:y1="11cm" svg:x2="10.096cm" svg:y2="10.701cm" draw:start-shape="id1" draw:start-glue-point="2" svg:d="m10305 11000h-510v-299h301" svg:viewBox="0 0 511 300">
              <text:p/>
            </draw:connector>
            <draw:line draw:style-name="gr21" draw:text-style-name="P1" draw:layer="layout" svg:x1="10.1cm" svg:y1="10.7cm" svg:x2="11cm" svg:y2="10.1cm">
              <text:p/>
            </draw:line>
          </draw:g>
          <draw:frame draw:style-name="gr4" draw:layer="layout" svg:width="0.925cm" svg:height="0.962cm" svg:x="10.275cm" svg:y="10.315cm">
            <draw:text-box>
              <text:p>S</text:p>
            </draw:text-box>
          </draw:frame>
        </draw:g>
        <draw:line draw:style-name="gr5" draw:text-style-name="P1" draw:layer="layout" svg:x1="17cm" svg:y1="8.4cm" svg:x2="13.4cm" svg:y2="8.4cm">
          <text:p/>
        </draw:line>
        <draw:g>
          <draw:custom-shape draw:style-name="gr1" draw:text-style-name="P1" draw:layer="layout" svg:width="2.9cm" svg:height="0.6cm" svg:x="12.5cm" svg:y="5.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1.5cm" svg:height="2cm" svg:x="13.2cm" svg:y="3.8cm">
            <text:p/>
            <draw:enhanced-geometry svg:viewBox="0 0 88 21600" draw:glue-points="44 ?f6 44 0 0 10800 44 21600 88 10800" draw:text-areas="0 ?f6 88 ?f3" draw:type="can" draw:modifiers="6336.4317841079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" draw:text-style-name="P1" draw:layer="layout" svg:width="0.3cm" svg:height="0.8cm" svg:x="13.8cm" svg:y="3.4cm">
            <text:p/>
            <draw:enhanced-geometry svg:viewBox="0 0 88 21600" draw:mirror-horizontal="false" draw:mirror-vertical="false" draw:glue-points="44 ?f6 44 0 0 10800 44 21600 88 10800" draw:text-areas="0 ?f6 88 ?f3" draw:type="can" draw:modifiers="6336.4317841079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" draw:layer="layout" svg:width="1.031cm" svg:height="0.962cm" svg:x="13.469cm" svg:y="4.437cm">
            <draw:text-box>
              <text:p>M</text:p>
            </draw:text-box>
          </draw:frame>
        </draw:g>
        <draw:g>
          <draw:custom-shape draw:style-name="gr22" draw:text-style-name="P1" draw:layer="layout" svg:width="2.9cm" svg:height="0.6cm" svg:x="14.8cm" svg:y="4.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3" draw:text-style-name="P1" draw:layer="layout" svg:width="1.5cm" svg:height="2cm" svg:x="15.5cm" svg:y="2.6cm">
            <text:p/>
            <draw:enhanced-geometry svg:viewBox="0 0 88 21600" draw:glue-points="44 ?f6 44 0 0 10800 44 21600 88 10800" draw:text-areas="0 ?f6 88 ?f3" draw:type="can" draw:modifiers="6336.4317841079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4" draw:text-style-name="P1" draw:layer="layout" svg:width="0.3cm" svg:height="0.8cm" svg:x="16.1cm" svg:y="2.2cm">
            <text:p/>
            <draw:enhanced-geometry svg:viewBox="0 0 88 21600" draw:mirror-horizontal="false" draw:mirror-vertical="false" draw:glue-points="44 ?f6 44 0 0 10800 44 21600 88 10800" draw:text-areas="0 ?f6 88 ?f3" draw:type="can" draw:modifiers="6336.43178410795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4" draw:layer="layout" svg:width="1.031cm" svg:height="0.962cm" svg:x="15.769cm" svg:y="3.237cm">
            <draw:text-box>
              <text:p>M</text:p>
            </draw:text-box>
          </draw:frame>
        </draw:g>
        <draw:line draw:style-name="gr25" draw:text-style-name="P1" draw:layer="layout" svg:x1="11.9cm" svg:y1="8.1cm" svg:x2="11.9cm" svg:y2="4.4cm">
          <text:p/>
        </draw:line>
        <draw:line draw:style-name="gr26" draw:text-style-name="P1" draw:layer="layout" svg:x1="12.2cm" svg:y1="8.1cm" svg:x2="12.2cm" svg:y2="6.6cm">
          <text:p/>
        </draw:line>
        <draw:line draw:style-name="gr26" draw:text-style-name="P1" draw:layer="layout" svg:x1="18.2cm" svg:y1="6.6cm" svg:x2="12.19cm" svg:y2="6.59cm">
          <text:p/>
        </draw:line>
        <draw:line draw:style-name="gr26" draw:text-style-name="P1" draw:layer="layout" svg:x1="18.19cm" svg:y1="6.59cm" svg:x2="18.2cm" svg:y2="5.9cm">
          <text:p/>
        </draw:line>
        <draw:line draw:style-name="gr26" draw:text-style-name="P1" draw:layer="layout" svg:x1="12.1cm" svg:y1="8.1cm" svg:x2="12.1cm" svg:y2="6.5cm">
          <text:p/>
        </draw:line>
        <draw:line draw:style-name="gr26" draw:text-style-name="P1" draw:layer="layout" svg:x1="16cm" svg:y1="6.5cm" svg:x2="12.09cm" svg:y2="6.49cm">
          <text:p/>
        </draw:line>
        <draw:line draw:style-name="gr26" draw:text-style-name="P1" draw:layer="layout" svg:x1="15.99cm" svg:y1="6.49cm" svg:x2="16cm" svg:y2="4.7cm">
          <text:p/>
        </draw:line>
        <draw:line draw:style-name="gr26" draw:text-style-name="P1" draw:layer="layout" svg:x1="12cm" svg:y1="8.1cm" svg:x2="12cm" svg:y2="6.4cm">
          <text:p/>
        </draw:line>
        <draw:line draw:style-name="gr26" draw:text-style-name="P1" draw:layer="layout" svg:x1="13.7cm" svg:y1="6.4cm" svg:x2="11.99cm" svg:y2="6.39cm">
          <text:p/>
        </draw:line>
        <draw:line draw:style-name="gr26" draw:text-style-name="P1" draw:layer="layout" svg:x1="13.69cm" svg:y1="6.39cm" svg:x2="13.7cm" svg:y2="5.9cm">
          <text:p/>
        </draw:line>
        <draw:line draw:style-name="gr27" draw:text-style-name="P1" draw:layer="layout" svg:x1="12.3cm" svg:y1="8.1cm" svg:x2="12.3cm" svg:y2="6.3cm">
          <text:p/>
        </draw:line>
        <draw:line draw:style-name="gr27" draw:text-style-name="P1" draw:layer="layout" svg:x1="12cm" svg:y1="6.3cm" svg:x2="12.01cm" svg:y2="4.4cm">
          <text:p/>
        </draw:line>
        <draw:line draw:style-name="gr27" draw:text-style-name="P1" draw:layer="layout" svg:x1="12cm" svg:y1="6.3cm" svg:x2="12.3cm" svg:y2="6.3cm">
          <text:p/>
        </draw:line>
        <draw:line draw:style-name="gr27" draw:text-style-name="P1" draw:layer="layout" svg:x1="12.4cm" svg:y1="8.1cm" svg:x2="12.4cm" svg:y2="6.7cm">
          <text:p/>
        </draw:line>
        <draw:line draw:style-name="gr27" draw:text-style-name="P1" draw:layer="layout" svg:x1="13.8cm" svg:y1="6.7cm" svg:x2="12.4cm" svg:y2="6.7cm">
          <text:p/>
        </draw:line>
        <draw:line draw:style-name="gr27" draw:text-style-name="P1" draw:layer="layout" svg:x1="13.8cm" svg:y1="6.7cm" svg:x2="13.8cm" svg:y2="5.9cm">
          <text:p/>
        </draw:line>
        <draw:line draw:style-name="gr27" draw:text-style-name="P1" draw:layer="layout" svg:x1="12.6cm" svg:y1="8.1cm" svg:x2="12.6cm" svg:y2="6.9cm">
          <text:p/>
        </draw:line>
        <draw:line draw:style-name="gr27" draw:text-style-name="P1" draw:layer="layout" svg:x1="16.1cm" svg:y1="6.8cm" svg:x2="12.5cm" svg:y2="6.8cm">
          <text:p/>
        </draw:line>
        <draw:line draw:style-name="gr27" draw:text-style-name="P1" draw:layer="layout" svg:x1="16.096cm" svg:y1="6.79cm" svg:x2="16.1cm" svg:y2="4.7cm">
          <text:p/>
        </draw:line>
        <draw:line draw:style-name="gr27" draw:text-style-name="P1" draw:layer="layout" svg:x1="12.49cm" svg:y1="8.09cm" svg:x2="12.49cm" svg:y2="6.79cm">
          <text:p/>
        </draw:line>
        <draw:line draw:style-name="gr27" draw:text-style-name="P1" draw:layer="layout" svg:x1="12.6cm" svg:y1="8.1cm" svg:x2="12.6cm" svg:y2="6.9cm">
          <text:p/>
        </draw:line>
        <draw:line draw:style-name="gr27" draw:text-style-name="P1" draw:layer="layout" svg:x1="18.3cm" svg:y1="6.9cm" svg:x2="12.59cm" svg:y2="6.89cm">
          <text:p/>
        </draw:line>
        <draw:line draw:style-name="gr27" draw:text-style-name="P1" draw:layer="layout" svg:x1="18.3cm" svg:y1="6.91cm" svg:x2="18.3cm" svg:y2="5.9cm">
          <text:p/>
        </draw:line>
        <draw:g>
          <draw:custom-shape draw:style-name="gr17" draw:text-style-name="P1" draw:layer="layout" svg:width="2.9cm" svg:height="0.6cm" svg:x="6.8cm" svg:y="1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rect draw:style-name="gr18" draw:text-style-name="P1" draw:layer="layout" svg:width="1.1cm" svg:height="1.4cm" svg:x="7.8cm" svg:y="9.8cm">
              <text:p/>
            </draw:rect>
            <draw:rect draw:style-name="gr19" draw:text-style-name="P1" draw:layer="layout" svg:width="0.189cm" svg:height="0.712cm" svg:x="8cm" svg:y="10.1cm">
              <text:p/>
            </draw:rect>
            <draw:line draw:style-name="gr20" draw:text-style-name="P1" xml:id="id2" draw:id="id2" draw:layer="layout" svg:x1="8.105cm" svg:y1="10.813cm" svg:x2="8.105cm" svg:y2="11cm">
              <text:p/>
            </draw:line>
            <draw:connector draw:style-name="gr20" draw:text-style-name="P1" draw:layer="layout" svg:x1="8.105cm" svg:y1="11cm" svg:x2="7.896cm" svg:y2="10.701cm" draw:start-shape="id2" draw:start-glue-point="2" svg:d="m8105 11000h-510v-299h301" svg:viewBox="0 0 511 300">
              <text:p/>
            </draw:connector>
            <draw:line draw:style-name="gr21" draw:text-style-name="P1" draw:layer="layout" svg:x1="7.9cm" svg:y1="10.7cm" svg:x2="8.8cm" svg:y2="10.1cm">
              <text:p/>
            </draw:line>
          </draw:g>
          <draw:frame draw:style-name="gr4" draw:layer="layout" svg:width="0.925cm" svg:height="0.962cm" svg:x="8.075cm" svg:y="10.315cm">
            <draw:text-box>
              <text:p>S</text:p>
            </draw:text-box>
          </draw:frame>
        </draw:g>
        <draw:g>
          <draw:custom-shape draw:style-name="gr17" draw:text-style-name="P1" draw:layer="layout" svg:width="2.9cm" svg:height="0.6cm" svg:x="11.2cm" svg:y="1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rect draw:style-name="gr18" draw:text-style-name="P1" draw:layer="layout" svg:width="1.1cm" svg:height="1.4cm" svg:x="12.2cm" svg:y="9.8cm">
              <text:p/>
            </draw:rect>
            <draw:rect draw:style-name="gr19" draw:text-style-name="P1" draw:layer="layout" svg:width="0.189cm" svg:height="0.712cm" svg:x="12.4cm" svg:y="10.1cm">
              <text:p/>
            </draw:rect>
            <draw:line draw:style-name="gr20" draw:text-style-name="P1" xml:id="id3" draw:id="id3" draw:layer="layout" svg:x1="12.505cm" svg:y1="10.813cm" svg:x2="12.505cm" svg:y2="11cm">
              <text:p/>
            </draw:line>
            <draw:connector draw:style-name="gr20" draw:text-style-name="P1" draw:layer="layout" svg:x1="12.505cm" svg:y1="11cm" svg:x2="12.296cm" svg:y2="10.701cm" draw:start-shape="id3" draw:start-glue-point="2" svg:d="m12505 11000h-510v-299h301" svg:viewBox="0 0 511 300">
              <text:p/>
            </draw:connector>
            <draw:line draw:style-name="gr21" draw:text-style-name="P1" draw:layer="layout" svg:x1="12.3cm" svg:y1="10.7cm" svg:x2="13.2cm" svg:y2="10.1cm">
              <text:p/>
            </draw:line>
          </draw:g>
          <draw:frame draw:style-name="gr4" draw:layer="layout" svg:width="0.925cm" svg:height="0.962cm" svg:x="12.475cm" svg:y="10.315cm">
            <draw:text-box>
              <text:p>S</text:p>
            </draw:text-box>
          </draw:frame>
        </draw:g>
        <draw:g>
          <draw:custom-shape draw:style-name="gr17" draw:text-style-name="P1" draw:layer="layout" svg:width="2.9cm" svg:height="0.6cm" svg:x="13.4cm" svg:y="1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rect draw:style-name="gr18" draw:text-style-name="P1" draw:layer="layout" svg:width="1.1cm" svg:height="1.4cm" svg:x="14.4cm" svg:y="9.8cm">
              <text:p/>
            </draw:rect>
            <draw:rect draw:style-name="gr19" draw:text-style-name="P1" draw:layer="layout" svg:width="0.189cm" svg:height="0.712cm" svg:x="14.6cm" svg:y="10.1cm">
              <text:p/>
            </draw:rect>
            <draw:line draw:style-name="gr20" draw:text-style-name="P1" xml:id="id4" draw:id="id4" draw:layer="layout" svg:x1="14.705cm" svg:y1="10.813cm" svg:x2="14.705cm" svg:y2="11cm">
              <text:p/>
            </draw:line>
            <draw:connector draw:style-name="gr20" draw:text-style-name="P1" draw:layer="layout" svg:x1="14.705cm" svg:y1="11cm" svg:x2="14.496cm" svg:y2="10.701cm" draw:start-shape="id4" draw:start-glue-point="2" svg:d="m14705 11000h-510v-299h301" svg:viewBox="0 0 511 300">
              <text:p/>
            </draw:connector>
            <draw:line draw:style-name="gr21" draw:text-style-name="P1" draw:layer="layout" svg:x1="14.5cm" svg:y1="10.7cm" svg:x2="15.4cm" svg:y2="10.1cm">
              <text:p/>
            </draw:line>
          </draw:g>
          <draw:frame draw:style-name="gr4" draw:layer="layout" svg:width="0.925cm" svg:height="0.962cm" svg:x="14.675cm" svg:y="10.315cm">
            <draw:text-box>
              <text:p>S</text:p>
            </draw:text-box>
          </draw:frame>
        </draw:g>
        <draw:line draw:style-name="gr28" draw:text-style-name="P1" draw:layer="layout" svg:x1="9.3cm" svg:y1="11cm" svg:x2="9.3cm" svg:y2="9.6cm">
          <text:p/>
        </draw:line>
        <draw:line draw:style-name="gr29" draw:text-style-name="P1" draw:layer="layout" svg:x1="10.6cm" svg:y1="9.7cm" svg:x2="10.6cm" svg:y2="8.8cm">
          <text:p/>
        </draw:line>
        <draw:line draw:style-name="gr29" draw:text-style-name="P1" draw:layer="layout" svg:x1="9.4cm" svg:y1="11cm" svg:x2="9.4cm" svg:y2="9.7cm">
          <text:p/>
        </draw:line>
        <draw:line draw:style-name="gr28" draw:text-style-name="P1" draw:layer="layout" svg:x1="10.49cm" svg:y1="9.59cm" svg:x2="10.49cm" svg:y2="8.79cm">
          <text:p/>
        </draw:line>
        <draw:line draw:style-name="gr29" draw:text-style-name="P1" draw:layer="layout" svg:x1="11cm" svg:y1="9.6cm" svg:x2="11cm" svg:y2="8.8cm">
          <text:p/>
        </draw:line>
        <draw:line draw:style-name="gr28" draw:text-style-name="P1" draw:layer="layout" svg:x1="11.5cm" svg:y1="11cm" svg:x2="11.5cm" svg:y2="9.7cm">
          <text:p/>
        </draw:line>
        <draw:line draw:style-name="gr29" draw:text-style-name="P1" draw:layer="layout" svg:x1="11.6cm" svg:y1="11cm" svg:x2="11.6cm" svg:y2="9.6cm">
          <text:p/>
        </draw:line>
        <draw:line draw:style-name="gr28" draw:text-style-name="P1" draw:layer="layout" svg:x1="10.9cm" svg:y1="9.7cm" svg:x2="10.9cm" svg:y2="8.8cm">
          <text:p/>
        </draw:line>
        <draw:line draw:style-name="gr28" draw:text-style-name="P1" draw:layer="layout" svg:x1="10.49cm" svg:y1="9.59cm" svg:x2="9.29cm" svg:y2="9.59cm">
          <text:p/>
        </draw:line>
        <draw:line draw:style-name="gr29" draw:text-style-name="P1" draw:layer="layout" svg:x1="10.59cm" svg:y1="9.69cm" svg:x2="9.39cm" svg:y2="9.69cm">
          <text:p/>
        </draw:line>
        <draw:line draw:style-name="gr29" draw:text-style-name="P1" draw:layer="layout" svg:x1="11.4cm" svg:y1="9.3cm" svg:x2="11.4cm" svg:y2="8.8cm">
          <text:p/>
        </draw:line>
        <draw:line draw:style-name="gr28" draw:text-style-name="P1" draw:layer="layout" svg:x1="11.3cm" svg:y1="9.4cm" svg:x2="11.3cm" svg:y2="8.8cm">
          <text:p/>
        </draw:line>
        <draw:line draw:style-name="gr28" draw:text-style-name="P1" draw:layer="layout" svg:x1="11.5cm" svg:y1="9.7cm" svg:x2="10.9cm" svg:y2="9.7cm">
          <text:p/>
        </draw:line>
        <draw:line draw:style-name="gr29" draw:text-style-name="P1" draw:layer="layout" svg:x1="11.6cm" svg:y1="9.6cm" svg:x2="11cm" svg:y2="9.6cm">
          <text:p/>
        </draw:line>
        <draw:line draw:style-name="gr28" draw:text-style-name="P1" draw:layer="layout" svg:x1="13.7cm" svg:y1="11cm" svg:x2="13.7cm" svg:y2="9.4cm">
          <text:p/>
        </draw:line>
        <draw:line draw:style-name="gr29" draw:text-style-name="P1" draw:layer="layout" svg:x1="13.8cm" svg:y1="11cm" svg:x2="13.8cm" svg:y2="9.3cm">
          <text:p/>
        </draw:line>
        <draw:line draw:style-name="gr29" draw:text-style-name="P1" draw:layer="layout" svg:x1="11.8cm" svg:y1="9.1cm" svg:x2="11.8cm" svg:y2="8.8cm">
          <text:p/>
        </draw:line>
        <draw:line draw:style-name="gr28" draw:text-style-name="P1" draw:layer="layout" svg:x1="11.7cm" svg:y1="9.2cm" svg:x2="11.7cm" svg:y2="8.8cm">
          <text:p/>
        </draw:line>
        <draw:line draw:style-name="gr28" draw:text-style-name="P1" draw:layer="layout" svg:x1="15.9cm" svg:y1="9.2cm" svg:x2="11.7cm" svg:y2="9.2cm">
          <text:p/>
        </draw:line>
        <draw:line draw:style-name="gr29" draw:text-style-name="P1" draw:layer="layout" svg:x1="16cm" svg:y1="9.1cm" svg:x2="11.8cm" svg:y2="9.1cm">
          <text:p/>
        </draw:line>
        <draw:line draw:style-name="gr28" draw:text-style-name="P1" draw:layer="layout" svg:x1="15.9cm" svg:y1="11cm" svg:x2="15.9cm" svg:y2="9.2cm">
          <text:p/>
        </draw:line>
        <draw:line draw:style-name="gr29" draw:text-style-name="P1" draw:layer="layout" svg:x1="16cm" svg:y1="11cm" svg:x2="16cm" svg:y2="9.1cm">
          <text:p/>
        </draw:line>
        <draw:line draw:style-name="gr28" draw:text-style-name="P1" draw:layer="layout" svg:x1="17.1cm" svg:y1="9cm" svg:x2="12.2cm" svg:y2="9cm">
          <text:p/>
        </draw:line>
        <draw:line draw:style-name="gr29" draw:text-style-name="P1" draw:layer="layout" svg:x1="17.2cm" svg:y1="8.9cm" svg:x2="12.3cm" svg:y2="8.9cm">
          <text:p/>
        </draw:line>
        <draw:line draw:style-name="gr29" draw:text-style-name="P1" draw:layer="layout" svg:x1="12.3cm" svg:y1="8.9cm" svg:x2="12.3cm" svg:y2="8.8cm">
          <text:p/>
        </draw:line>
        <draw:line draw:style-name="gr28" draw:text-style-name="P1" draw:layer="layout" svg:x1="12.2cm" svg:y1="9cm" svg:x2="12.2cm" svg:y2="8.8cm">
          <text:p/>
        </draw:line>
        <draw:line draw:style-name="gr29" draw:text-style-name="P1" draw:layer="layout" svg:x1="13.8cm" svg:y1="9.3cm" svg:x2="11.39cm" svg:y2="9.29cm">
          <text:p/>
        </draw:line>
        <draw:line draw:style-name="gr28" draw:text-style-name="P1" draw:layer="layout" svg:x1="13.7cm" svg:y1="9.4cm" svg:x2="11.29cm" svg:y2="9.39cm">
          <text:p/>
        </draw:line>
        <draw:frame draw:style-name="gr30" draw:text-style-name="P5" draw:layer="layout" svg:width="5.975cm" svg:height="0.6cm" svg:x="8.425cm" svg:y="11.7cm">
          <draw:text-box>
            <text:p><text:span text:style-name="T3">4 x Joint sensor: 1ms update period</text:span></text:p>
          </draw:text-box>
        </draw:frame>
        <draw:g>
          <draw:custom-shape draw:style-name="gr17" draw:text-style-name="P1" draw:layer="layout" svg:width="2.9cm" svg:height="0.6cm" svg:x="18.012cm" svg:y="9.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rect draw:style-name="gr18" draw:text-style-name="P1" draw:layer="layout" svg:width="1.1cm" svg:height="1.4cm" svg:x="19.012cm" svg:y="8.4cm">
              <text:p/>
            </draw:rect>
            <draw:rect draw:style-name="gr19" draw:text-style-name="P1" draw:layer="layout" svg:width="0.189cm" svg:height="0.712cm" svg:x="19.212cm" svg:y="8.7cm">
              <text:p/>
            </draw:rect>
            <draw:line draw:style-name="gr20" draw:text-style-name="P1" xml:id="id5" draw:id="id5" draw:layer="layout" svg:x1="19.317cm" svg:y1="9.413cm" svg:x2="19.317cm" svg:y2="9.6cm">
              <text:p/>
            </draw:line>
            <draw:connector draw:style-name="gr20" draw:text-style-name="P1" draw:layer="layout" svg:x1="19.317cm" svg:y1="9.6cm" svg:x2="19.108cm" svg:y2="9.301cm" draw:start-shape="id5" draw:start-glue-point="2" svg:d="m19317 9600h-510v-299h301" svg:viewBox="0 0 511 300">
              <text:p/>
            </draw:connector>
            <draw:line draw:style-name="gr21" draw:text-style-name="P1" draw:layer="layout" svg:x1="19.112cm" svg:y1="9.3cm" svg:x2="20.012cm" svg:y2="8.7cm">
              <text:p/>
            </draw:line>
          </draw:g>
          <draw:frame draw:style-name="gr4" draw:layer="layout" svg:width="0.925cm" svg:height="0.962cm" svg:x="19.287cm" svg:y="8.915cm">
            <draw:text-box>
              <text:p>S</text:p>
            </draw:text-box>
          </draw:frame>
        </draw:g>
        <draw:custom-shape draw:style-name="gr17" draw:text-style-name="P1" draw:layer="layout" svg:width="2.9cm" svg:height="0.6cm" svg:x="20.212cm" svg:y="8.3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rect draw:style-name="gr18" draw:text-style-name="P1" draw:layer="layout" svg:width="1.1cm" svg:height="1.4cm" svg:x="21.212cm" svg:y="7.1cm">
            <text:p/>
          </draw:rect>
          <draw:rect draw:style-name="gr19" draw:text-style-name="P1" draw:layer="layout" svg:width="0.189cm" svg:height="0.712cm" svg:x="21.412cm" svg:y="7.4cm">
            <text:p/>
          </draw:rect>
          <draw:line draw:style-name="gr20" draw:text-style-name="P1" xml:id="id6" draw:id="id6" draw:layer="layout" svg:x1="21.517cm" svg:y1="8.113cm" svg:x2="21.517cm" svg:y2="8.3cm">
            <text:p/>
          </draw:line>
          <draw:connector draw:style-name="gr20" draw:text-style-name="P1" draw:layer="layout" svg:x1="21.517cm" svg:y1="8.3cm" svg:x2="21.308cm" svg:y2="8.001cm" draw:start-shape="id6" draw:start-glue-point="2" svg:d="m21517 8300h-510v-299h301" svg:viewBox="0 0 511 300">
            <text:p/>
          </draw:connector>
          <draw:line draw:style-name="gr21" draw:text-style-name="P1" draw:layer="layout" svg:x1="21.312cm" svg:y1="8cm" svg:x2="22.212cm" svg:y2="7.4cm">
            <text:p/>
          </draw:line>
        </draw:g>
        <draw:frame draw:style-name="gr31" draw:layer="layout" svg:width="0.925cm" svg:height="1.444cm" svg:x="21.487cm" svg:y="7.615cm">
          <draw:text-box>
            <text:p>S</text:p>
          </draw:text-box>
        </draw:frame>
        <draw:g>
          <draw:custom-shape draw:style-name="gr17" draw:text-style-name="P1" draw:layer="layout" svg:width="2.9cm" svg:height="0.6cm" svg:x="22.312cm" svg:y="9.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rect draw:style-name="gr18" draw:text-style-name="P1" draw:layer="layout" svg:width="1.1cm" svg:height="1.4cm" svg:x="23.312cm" svg:y="7.9cm">
              <text:p/>
            </draw:rect>
            <draw:rect draw:style-name="gr19" draw:text-style-name="P1" draw:layer="layout" svg:width="0.189cm" svg:height="0.712cm" svg:x="23.512cm" svg:y="8.2cm">
              <text:p/>
            </draw:rect>
            <draw:line draw:style-name="gr20" draw:text-style-name="P1" xml:id="id7" draw:id="id7" draw:layer="layout" svg:x1="23.617cm" svg:y1="8.913cm" svg:x2="23.617cm" svg:y2="9.1cm">
              <text:p/>
            </draw:line>
            <draw:connector draw:style-name="gr20" draw:text-style-name="P1" draw:layer="layout" svg:x1="23.617cm" svg:y1="9.1cm" svg:x2="23.408cm" svg:y2="8.801cm" draw:start-shape="id7" draw:start-glue-point="2" svg:d="m23617 9100h-510v-299h301" svg:viewBox="0 0 511 300">
              <text:p/>
            </draw:connector>
            <draw:line draw:style-name="gr21" draw:text-style-name="P1" draw:layer="layout" svg:x1="23.412cm" svg:y1="8.8cm" svg:x2="24.312cm" svg:y2="8.2cm">
              <text:p/>
            </draw:line>
          </draw:g>
          <draw:frame draw:style-name="gr4" draw:layer="layout" svg:width="0.925cm" svg:height="0.962cm" svg:x="23.587cm" svg:y="8.415cm">
            <draw:text-box>
              <text:p>S</text:p>
            </draw:text-box>
          </draw:frame>
        </draw:g>
        <draw:g>
          <draw:custom-shape draw:style-name="gr17" draw:text-style-name="P1" draw:layer="layout" svg:width="2.9cm" svg:height="0.6cm" svg:x="24.512cm" svg:y="9.4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rect draw:style-name="gr18" draw:text-style-name="P1" draw:layer="layout" svg:width="1.1cm" svg:height="1.4cm" svg:x="25.512cm" svg:y="8.2cm">
              <text:p/>
            </draw:rect>
            <draw:rect draw:style-name="gr19" draw:text-style-name="P1" draw:layer="layout" svg:width="0.189cm" svg:height="0.712cm" svg:x="25.712cm" svg:y="8.5cm">
              <text:p/>
            </draw:rect>
            <draw:line draw:style-name="gr20" draw:text-style-name="P1" xml:id="id8" draw:id="id8" draw:layer="layout" svg:x1="25.817cm" svg:y1="9.213cm" svg:x2="25.817cm" svg:y2="9.4cm">
              <text:p/>
            </draw:line>
            <draw:connector draw:style-name="gr20" draw:text-style-name="P1" draw:layer="layout" svg:x1="25.817cm" svg:y1="9.4cm" svg:x2="25.608cm" svg:y2="9.101cm" draw:start-shape="id8" draw:start-glue-point="2" svg:d="m25817 9400h-510v-299h301" svg:viewBox="0 0 511 300">
              <text:p/>
            </draw:connector>
            <draw:line draw:style-name="gr21" draw:text-style-name="P1" draw:layer="layout" svg:x1="25.612cm" svg:y1="9.1cm" svg:x2="26.512cm" svg:y2="8.5cm">
              <text:p/>
            </draw:line>
          </draw:g>
          <draw:frame draw:style-name="gr4" draw:layer="layout" svg:width="0.925cm" svg:height="0.962cm" svg:x="25.787cm" svg:y="8.715cm">
            <draw:text-box>
              <text:p>S</text:p>
            </draw:text-box>
          </draw:frame>
        </draw:g>
        <draw:line draw:style-name="gr28" draw:text-style-name="P1" draw:layer="layout" svg:x1="29.412cm" svg:y1="10.8cm" svg:x2="25.612cm" svg:y2="10.8cm">
          <text:p/>
        </draw:line>
        <draw:line draw:style-name="gr28" draw:text-style-name="P1" draw:layer="layout" svg:x1="19.312cm" svg:y1="10.8cm" svg:x2="19.312cm" svg:y2="10.2cm">
          <text:p/>
        </draw:line>
        <draw:line draw:style-name="gr28" draw:text-style-name="P1" draw:layer="layout" svg:x1="21.512cm" svg:y1="10.8cm" svg:x2="21.512cm" svg:y2="8.9cm">
          <text:p/>
        </draw:line>
        <draw:line draw:style-name="gr28" draw:text-style-name="P1" draw:layer="layout" svg:x1="23.612cm" svg:y1="10.8cm" svg:x2="23.612cm" svg:y2="9.7cm">
          <text:p/>
        </draw:line>
        <draw:frame draw:style-name="gr32" draw:text-style-name="P2" draw:layer="layout" svg:width="8.486cm" svg:height="0.806cm" svg:x="17cm" svg:y="10.794cm">
          <draw:text-box>
            <text:p><text:span text:style-name="T1">sensor CAN, 1 Mbit/s and 5V supply</text:span></text:p>
          </draw:text-box>
        </draw:frame>
        <draw:frame draw:style-name="gr33" draw:text-style-name="P5" draw:layer="layout" svg:width="9.823cm" svg:height="0.555cm" svg:x="18.1cm" svg:y="11.6cm">
          <draw:text-box>
            <text:p><text:span text:style-name="T3">12 x MYO-Perceptor, (external sensor),: 10ms update period</text:span></text:p>
          </draw:text-box>
        </draw:frame>
        <draw:line draw:style-name="gr28" draw:text-style-name="P1" draw:layer="layout" svg:x1="25.612cm" svg:y1="10.8cm" svg:x2="25.612cm" svg:y2="10cm">
          <text:p/>
        </draw:line>
        <draw:line draw:style-name="gr29" draw:text-style-name="P1" draw:layer="layout" svg:x1="25.512cm" svg:y1="10.7cm" svg:x2="23.712cm" svg:y2="10.7cm">
          <text:p/>
        </draw:line>
        <draw:line draw:style-name="gr29" draw:text-style-name="P1" draw:layer="layout" svg:x1="23.712cm" svg:y1="10.7cm" svg:x2="23.712cm" svg:y2="9.7cm">
          <text:p/>
        </draw:line>
        <draw:line draw:style-name="gr29" draw:text-style-name="P1" draw:layer="layout" svg:x1="29.512cm" svg:y1="10.7cm" svg:x2="25.712cm" svg:y2="10.7cm">
          <text:p/>
        </draw:line>
        <draw:line draw:style-name="gr28" draw:text-style-name="P1" draw:layer="layout" svg:x1="25.412cm" svg:y1="10.81cm" svg:x2="25.412cm" svg:y2="10.01cm">
          <text:p/>
        </draw:line>
        <draw:line draw:style-name="gr29" draw:text-style-name="P1" draw:layer="layout" svg:x1="25.502cm" svg:y1="10.7cm" svg:x2="25.502cm" svg:y2="10cm">
          <text:p/>
        </draw:line>
        <draw:line draw:style-name="gr29" draw:text-style-name="P1" draw:layer="layout" svg:x1="25.712cm" svg:y1="10.7cm" svg:x2="25.712cm" svg:y2="10cm">
          <text:p/>
        </draw:line>
        <draw:line draw:style-name="gr28" draw:text-style-name="P1" draw:layer="layout" svg:x1="23.412cm" svg:y1="10.8cm" svg:x2="23.412cm" svg:y2="9.7cm">
          <text:p/>
        </draw:line>
        <draw:line draw:style-name="gr29" draw:text-style-name="P1" draw:layer="layout" svg:x1="23.512cm" svg:y1="10.7cm" svg:x2="23.512cm" svg:y2="9.7cm">
          <text:p/>
        </draw:line>
        <draw:line draw:style-name="gr29" draw:text-style-name="P1" draw:layer="layout" svg:x1="21.612cm" svg:y1="10.7cm" svg:x2="21.612cm" svg:y2="8.9cm">
          <text:p/>
        </draw:line>
        <draw:line draw:style-name="gr28" draw:text-style-name="P1" draw:layer="layout" svg:x1="21.312cm" svg:y1="10.8cm" svg:x2="21.312cm" svg:y2="8.9cm">
          <text:p/>
        </draw:line>
        <draw:line draw:style-name="gr29" draw:text-style-name="P1" draw:layer="layout" svg:x1="21.412cm" svg:y1="10.7cm" svg:x2="21.412cm" svg:y2="8.9cm">
          <text:p/>
        </draw:line>
        <draw:line draw:style-name="gr29" draw:text-style-name="P1" draw:layer="layout" svg:x1="19.412cm" svg:y1="10.7cm" svg:x2="19.412cm" svg:y2="10.2cm">
          <text:p/>
        </draw:line>
        <draw:line draw:style-name="gr28" draw:text-style-name="P1" draw:layer="layout" svg:x1="19.112cm" svg:y1="10.8cm" svg:x2="19.112cm" svg:y2="10.2cm">
          <text:p/>
        </draw:line>
        <draw:line draw:style-name="gr29" draw:text-style-name="P1" draw:layer="layout" svg:x1="17.2cm" svg:y1="10.7cm" svg:x2="17.2cm" svg:y2="8.9cm">
          <text:p/>
        </draw:line>
        <draw:line draw:style-name="gr28" draw:text-style-name="P1" draw:layer="layout" svg:x1="25.412cm" svg:y1="10.8cm" svg:x2="23.612cm" svg:y2="10.8cm">
          <text:p/>
        </draw:line>
        <draw:line draw:style-name="gr28" draw:text-style-name="P1" draw:layer="layout" svg:x1="23.412cm" svg:y1="10.8cm" svg:x2="21.512cm" svg:y2="10.8cm">
          <text:p/>
        </draw:line>
        <draw:line draw:style-name="gr28" draw:text-style-name="P1" draw:layer="layout" svg:x1="21.312cm" svg:y1="10.8cm" svg:x2="19.312cm" svg:y2="10.8cm">
          <text:p/>
        </draw:line>
        <draw:line draw:style-name="gr29" draw:text-style-name="P1" draw:layer="layout" svg:x1="23.512cm" svg:y1="10.7cm" svg:x2="21.612cm" svg:y2="10.7cm">
          <text:p/>
        </draw:line>
        <draw:line draw:style-name="gr29" draw:text-style-name="P1" draw:layer="layout" svg:x1="19.212cm" svg:y1="10.7cm" svg:x2="17.212cm" svg:y2="10.7cm">
          <text:p/>
        </draw:line>
        <draw:line draw:style-name="gr28" draw:text-style-name="P1" draw:layer="layout" svg:x1="19.112cm" svg:y1="10.8cm" svg:x2="17.112cm" svg:y2="10.8cm">
          <text:p/>
        </draw:line>
        <draw:line draw:style-name="gr29" draw:text-style-name="P1" draw:layer="layout" svg:x1="21.412cm" svg:y1="10.7cm" svg:x2="19.412cm" svg:y2="10.7cm">
          <text:p/>
        </draw:line>
        <draw:line draw:style-name="gr28" draw:text-style-name="P1" draw:layer="layout" svg:x1="17.1cm" svg:y1="10.8cm" svg:x2="17.1cm" svg:y2="9cm">
          <text:p/>
        </draw:line>
        <draw:line draw:style-name="gr29" draw:text-style-name="P1" draw:layer="layout" svg:x1="19.202cm" svg:y1="10.69cm" svg:x2="19.202cm" svg:y2="10.19cm">
          <text:p/>
        </draw:line>
        <draw:line draw:style-name="gr5" draw:text-style-name="P1" draw:layer="layout" svg:x1="21cm" svg:y1="6.3cm" svg:x2="17cm" svg:y2="8.4cm">
          <text:p/>
        </draw:line>
        <draw:line draw:style-name="gr6" draw:text-style-name="P1" draw:layer="layout" svg:x1="17cm" svg:y1="8.5cm" svg:x2="21.7cm" svg:y2="6cm">
          <text:p/>
        </draw:line>
        <draw:g>
          <draw:custom-shape draw:style-name="gr34" draw:text-style-name="P1" draw:layer="layout" svg:width="3.4cm" svg:height="0.7cm" svg:x="22.8cm" svg:y="5.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5" draw:text-style-name="P1" draw:layer="layout" svg:width="1.1cm" svg:height="0.2cm" svg:x="23.1cm" svg:y="5.5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6" draw:text-style-name="P1" draw:layer="layout" svg:width="1.1cm" svg:height="0.2cm" svg:x="23.5cm" svg:y="5.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7" draw:text-style-name="P1" draw:layer="layout" svg:width="1.1cm" svg:height="0.2cm" svg:x="24.6cm" svg:y="5.2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8" draw:text-style-name="P1" draw:layer="layout" svg:width="1.1cm" svg:height="0.2cm" svg:x="24.3cm" svg:y="5.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9" draw:text-style-name="P1" draw:layer="layout" svg:width="0.7cm" svg:height="0.4cm" svg:x="25.5cm" svg:y="5.2cm">
            <text:p/>
            <draw:enhanced-geometry svg:viewBox="0 0 21600 21600" draw:glue-points="?f6 0 10800 ?f8 ?f11 10800 ?f9 21600 10800 ?f10 ?f5 10800" draw:text-areas="?f3 ?f3 ?f4 ?f4" draw:type="parallelogram" draw:modifiers="15375.748930099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9" draw:text-style-name="P1" draw:layer="layout" svg:width="0.7cm" svg:height="0.4cm" svg:x="22.9cm" svg:y="5.2cm">
            <text:p/>
            <draw:enhanced-geometry svg:viewBox="0 0 21600 21600" draw:glue-points="?f6 0 10800 ?f8 ?f11 10800 ?f9 21600 10800 ?f10 ?f5 10800" draw:text-areas="?f3 ?f3 ?f4 ?f4" draw:type="parallelogram" draw:modifiers="15375.748930099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34" draw:text-style-name="P1" draw:layer="layout" svg:width="3.4cm" svg:height="0.7cm" svg:x="22.3cm" svg:y="5.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5" draw:text-style-name="P1" draw:layer="layout" svg:width="1.1cm" svg:height="0.2cm" svg:x="22.6cm" svg:y="5.7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6" draw:text-style-name="P1" draw:layer="layout" svg:width="1.1cm" svg:height="0.2cm" svg:x="23cm" svg:y="5.4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7" draw:text-style-name="P1" draw:layer="layout" svg:width="1.1cm" svg:height="0.2cm" svg:x="24.1cm" svg:y="5.4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8" draw:text-style-name="P1" draw:layer="layout" svg:width="1.1cm" svg:height="0.2cm" svg:x="23.8cm" svg:y="5.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9" draw:text-style-name="P1" draw:layer="layout" svg:width="0.7cm" svg:height="0.4cm" svg:x="25cm" svg:y="5.4cm">
            <text:p/>
            <draw:enhanced-geometry svg:viewBox="0 0 21600 21600" draw:glue-points="?f6 0 10800 ?f8 ?f11 10800 ?f9 21600 10800 ?f10 ?f5 10800" draw:text-areas="?f3 ?f3 ?f4 ?f4" draw:type="parallelogram" draw:modifiers="15375.748930099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9" draw:text-style-name="P1" draw:layer="layout" svg:width="0.7cm" svg:height="0.4cm" svg:x="22.4cm" svg:y="5.4cm">
            <text:p/>
            <draw:enhanced-geometry svg:viewBox="0 0 21600 21600" draw:glue-points="?f6 0 10800 ?f8 ?f11 10800 ?f9 21600 10800 ?f10 ?f5 10800" draw:text-areas="?f3 ?f3 ?f4 ?f4" draw:type="parallelogram" draw:modifiers="15375.748930099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34" draw:text-style-name="P1" draw:layer="layout" svg:width="3.4cm" svg:height="0.7cm" svg:x="21.8cm" svg:y="5.5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5" draw:text-style-name="P1" draw:layer="layout" svg:width="1.1cm" svg:height="0.2cm" svg:x="22.1cm" svg:y="5.9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6" draw:text-style-name="P1" draw:layer="layout" svg:width="1.1cm" svg:height="0.2cm" svg:x="22.5cm" svg:y="5.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7" draw:text-style-name="P1" draw:layer="layout" svg:width="1.1cm" svg:height="0.2cm" svg:x="23.6cm" svg:y="5.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8" draw:text-style-name="P1" draw:layer="layout" svg:width="1.1cm" svg:height="0.2cm" svg:x="23.3cm" svg:y="5.9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9" draw:text-style-name="P1" draw:layer="layout" svg:width="0.7cm" svg:height="0.4cm" svg:x="24.5cm" svg:y="5.6cm">
            <text:p/>
            <draw:enhanced-geometry svg:viewBox="0 0 21600 21600" draw:glue-points="?f6 0 10800 ?f8 ?f11 10800 ?f9 21600 10800 ?f10 ?f5 10800" draw:text-areas="?f3 ?f3 ?f4 ?f4" draw:type="parallelogram" draw:modifiers="15375.748930099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9" draw:text-style-name="P1" draw:layer="layout" svg:width="0.7cm" svg:height="0.4cm" svg:x="21.9cm" svg:y="5.6cm">
            <text:p/>
            <draw:enhanced-geometry svg:viewBox="0 0 21600 21600" draw:glue-points="?f6 0 10800 ?f8 ?f11 10800 ?f9 21600 10800 ?f10 ?f5 10800" draw:text-areas="?f3 ?f3 ?f4 ?f4" draw:type="parallelogram" draw:modifiers="15375.748930099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34" draw:text-style-name="P1" draw:layer="layout" svg:width="3.4cm" svg:height="0.7cm" svg:x="21.2cm" svg:y="5.7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5" draw:text-style-name="P1" draw:layer="layout" svg:width="1.1cm" svg:height="0.2cm" svg:x="21.5cm" svg:y="6.1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6" draw:text-style-name="P1" draw:layer="layout" svg:width="1.1cm" svg:height="0.2cm" svg:x="21.9cm" svg:y="5.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7" draw:text-style-name="P1" draw:layer="layout" svg:width="1.1cm" svg:height="0.2cm" svg:x="23cm" svg:y="5.8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8" draw:text-style-name="P1" draw:layer="layout" svg:width="1.1cm" svg:height="0.2cm" svg:x="22.7cm" svg:y="6.1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9" draw:text-style-name="P1" draw:layer="layout" svg:width="0.7cm" svg:height="0.4cm" svg:x="23.9cm" svg:y="5.8cm">
            <text:p/>
            <draw:enhanced-geometry svg:viewBox="0 0 21600 21600" draw:glue-points="?f6 0 10800 ?f8 ?f11 10800 ?f9 21600 10800 ?f10 ?f5 10800" draw:text-areas="?f3 ?f3 ?f4 ?f4" draw:type="parallelogram" draw:modifiers="15375.748930099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9" draw:text-style-name="P1" draw:layer="layout" svg:width="0.7cm" svg:height="0.4cm" svg:x="21.3cm" svg:y="5.8cm">
            <text:p/>
            <draw:enhanced-geometry svg:viewBox="0 0 21600 21600" draw:glue-points="?f6 0 10800 ?f8 ?f11 10800 ?f9 21600 10800 ?f10 ?f5 10800" draw:text-areas="?f3 ?f3 ?f4 ?f4" draw:type="parallelogram" draw:modifiers="15375.748930099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34" draw:text-style-name="P1" draw:layer="layout" svg:width="3.4cm" svg:height="0.7cm" svg:x="20.6cm" svg:y="5.9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5" draw:text-style-name="P1" draw:layer="layout" svg:width="1.1cm" svg:height="0.2cm" svg:x="20.9cm" svg:y="6.3cm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6" draw:text-style-name="P1" draw:layer="layout" svg:width="1.1cm" svg:height="0.2cm" svg:x="21.3cm" svg:y="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7" draw:text-style-name="P1" draw:layer="layout" svg:width="1.1cm" svg:height="0.2cm" svg:x="22.4cm" svg:y="6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8" draw:text-style-name="P1" draw:layer="layout" svg:width="1.1cm" svg:height="0.2cm" svg:x="22.1cm" svg:y="6.3cm">
            <text:p/>
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9" draw:text-style-name="P1" draw:layer="layout" svg:width="0.7cm" svg:height="0.4cm" svg:x="23.3cm" svg:y="6cm">
            <text:p/>
            <draw:enhanced-geometry svg:viewBox="0 0 21600 21600" draw:glue-points="?f6 0 10800 ?f8 ?f11 10800 ?f9 21600 10800 ?f10 ?f5 10800" draw:text-areas="?f3 ?f3 ?f4 ?f4" draw:type="parallelogram" draw:modifiers="15375.748930099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39" draw:text-style-name="P1" draw:layer="layout" svg:width="0.7cm" svg:height="0.4cm" svg:x="20.7cm" svg:y="6cm">
            <text:p/>
            <draw:enhanced-geometry svg:viewBox="0 0 21600 21600" draw:glue-points="?f6 0 10800 ?f8 ?f11 10800 ?f9 21600 10800 ?f10 ?f5 10800" draw:text-areas="?f3 ?f3 ?f4 ?f4" draw:type="parallelogram" draw:modifiers="15375.7489300999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 Lenz</meta:initial-creator>
    <meta:creation-date>2012-03-19T10:47:49.06</meta:creation-date>
    <dc:date>2013-09-08T14:51:55</dc:date>
    <meta:editing-duration>PT5H35M9S</meta:editing-duration>
    <meta:editing-cycles>36</meta:editing-cycles>
    <meta:generator>LibreOffice/3.5$Linux_x86 LibreOffice_project/350m1$Build-2</meta:generator>
    <dc:creator>Alexander Lenz</dc:creator>
    <meta:document-statistic meta:object-count="238"/>
  </office:meta>
</office:document-meta>
</file>